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numéros des ports ont la syntaxe suivante: 0/1 ou 1/0/1.<text:line-break/>et le numéro du module/numéro du port ou bien numéro du switch dans le stack/numéro du module/numéro du 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4T09:43:01.91</meta:creation-date>
    <meta:document-statistic meta:table-count="0" meta:image-count="0" meta:object-count="0" meta:page-count="1" meta:paragraph-count="1" meta:word-count="30" meta:character-count="170"/>
    <dc:date>2022-11-04T09:45:41.61</dc:date>
    <meta:editing-duration>PT2M40S</meta:editing-duration>
    <meta:editing-cycles>1</meta:editing-cycles>
    <meta:generator>OpenOffice/4.1.8$Win32 OpenOffice.org_project/418m3$Build-9803</meta:generator>
  </office:meta>
</office:document-meta>
</file>